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in"/>
    </style:style>
    <style:style style:name="co2" style:family="table-column">
      <style:table-column-properties fo:break-before="auto" style:column-width="3.256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6028in" fo:break-before="auto" style:use-optimal-row-height="true"/>
    </style:style>
    <style:style style:name="ro4" style:family="table-row">
      <style:table-row-properties style:row-height="0.7484in" fo:break-before="auto" style:use-optimal-row-height="true"/>
    </style:style>
    <style:style style:name="ro5" style:family="table-row">
      <style:table-row-properties style:row-height="0.45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k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materia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Lavet i silikone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Coveret er lavet af blødt TPU materiale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Beskyt dit ur med et silikone [DEVICE] cover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Hele urkassen er dækket med dette silikone cover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Stødabsorberende TPU cover til [DEVICE]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Stødabsorberende [DEVICE] cover i silikone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Beskyt din [DEVICE] med et silikone cover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Lavet af kvalitets TPU materiale. Blødt og holdbart.</text:p>
          </table:table-cell>
        </table:table-row>
        <table:table-row table:style-name="ro1">
          <table:table-cell office:value-type="string">
            <text:p>Plastic</text:p>
          </table:table-cell>
          <table:table-cell office:value-type="string">
            <text:p>Cover til [DEVICE] lavet af plastik.</text:p>
          </table:table-cell>
        </table:table-row>
        <table:table-row table:style-name="ro1">
          <table:table-cell office:value-type="string">
            <text:p>Plastic</text:p>
          </table:table-cell>
          <table:table-cell office:value-type="string">
            <text:p>Plastik [DEVICE] cover.</text:p>
          </table:table-cell>
        </table:table-row>
        <table:table-row table:style-name="ro1">
          <table:table-cell office:value-type="string">
            <text:p>Plastic</text:p>
          </table:table-cell>
          <table:table-cell office:value-type="string">
            <text:p>Lavet af hård plastik.</text:p>
          </table:table-cell>
        </table:table-row>
        <table:table-row table:style-name="ro1">
          <table:table-cell office:value-type="string">
            <text:p>Plastic</text:p>
          </table:table-cell>
          <table:table-cell office:value-type="string">
            <text:p>Lavet af kvalitets plastmateriale. Hårdt og holdbart.</text:p>
          </table:table-cell>
        </table:table-row>
        <table:table-row table:style-name="ro1">
          <table:table-cell office:value-type="string">
            <text:p>Plastic</text:p>
          </table:table-cell>
          <table:table-cell office:value-type="string">
            <text:p>Lavet af plastik. Let og holdbart.</text:p>
          </table:table-cell>
        </table:table-row>
      </table:table>
      <table:table table:name="se" table:style-name="ta1" table:print="false">
        <table:table-column table:style-name="co3" table:number-columns-repeated="2" table:default-cell-style-name="ce1"/>
        <table:table-row table:style-name="ro1">
          <table:table-cell table:style-name="Default" office:value-type="string">
            <text:p>material</text:p>
          </table:table-cell>
          <table:table-cell table:style-name="Default" office:value-type="string">
            <text:p>text</text:p>
          </table:table-cell>
        </table:table-row>
        <table:table-row table:style-name="ro2">
          <table:table-cell office:value-type="string">
            <text:p>Silicone / TPU</text:p>
          </table:table-cell>
          <table:table-cell office:value-type="string">
            <text:p>Tillverkat av silikon.</text:p>
          </table:table-cell>
        </table:table-row>
        <table:table-row table:style-name="ro3">
          <table:table-cell office:value-type="string">
            <text:p>Silicone / TPU</text:p>
          </table:table-cell>
          <table:table-cell office:value-type="string">
            <text:p>Skalet är tillverkat av ett mjukt TPU material. </text:p>
          </table:table-cell>
        </table:table-row>
        <table:table-row table:style-name="ro4">
          <table:table-cell office:value-type="string">
            <text:p>Silicone / TPU</text:p>
          </table:table-cell>
          <table:table-cell office:value-type="string">
            <text:p>Skydda din klocka med ett silikon [DEVICE] skal. </text:p>
          </table:table-cell>
        </table:table-row>
        <table:table-row table:style-name="ro3">
          <table:table-cell office:value-type="string">
            <text:p>Silicone / TPU</text:p>
          </table:table-cell>
          <table:table-cell office:value-type="string">
            <text:p>Hela klockan är skyddad med detta silikon skal. </text:p>
          </table:table-cell>
        </table:table-row>
        <table:table-row table:style-name="ro5">
          <table:table-cell office:value-type="string">
            <text:p>Silicone / TPU</text:p>
          </table:table-cell>
          <table:table-cell office:value-type="string">
            <text:p>Stötabsorberande TPU skal till [DEVICE]. </text:p>
          </table:table-cell>
        </table:table-row>
        <table:table-row table:style-name="ro5">
          <table:table-cell office:value-type="string">
            <text:p>Silicone / TPU</text:p>
          </table:table-cell>
          <table:table-cell office:value-type="string">
            <text:p>Stötabsorberande [DEVICE] skal i silikon. </text:p>
          </table:table-cell>
        </table:table-row>
        <table:table-row table:style-name="ro3">
          <table:table-cell office:value-type="string">
            <text:p>Silicone / TPU</text:p>
          </table:table-cell>
          <table:table-cell office:value-type="string">
            <text:p>Skydda din [DEVICE] med ett silikon skal. </text:p>
          </table:table-cell>
        </table:table-row>
        <table:table-row table:style-name="ro3">
          <table:table-cell office:value-type="string">
            <text:p>Silicone / TPU</text:p>
          </table:table-cell>
          <table:table-cell office:value-type="string">
            <text:p>Tillverkat av högkvalitativ TPU. Mjukt och hållbart. </text:p>
          </table:table-cell>
        </table:table-row>
        <table:table-row table:style-name="ro3">
          <table:table-cell office:value-type="string">
            <text:p>Plastic</text:p>
          </table:table-cell>
          <table:table-cell office:value-type="string">
            <text:p>Skal till [DEVICE] tillverkat av plast. </text:p>
          </table:table-cell>
        </table:table-row>
        <table:table-row table:style-name="ro5">
          <table:table-cell office:value-type="string">
            <text:p>Plastic</text:p>
          </table:table-cell>
          <table:table-cell office:value-type="string">
            <text:p>Plast [DEVICE] skal. </text:p>
          </table:table-cell>
        </table:table-row>
        <table:table-row table:style-name="ro2">
          <table:table-cell office:value-type="string">
            <text:p>Plastic</text:p>
          </table:table-cell>
          <table:table-cell office:value-type="string">
            <text:p>Tillverkat av hård plast. </text:p>
          </table:table-cell>
        </table:table-row>
        <table:table-row table:style-name="ro4">
          <table:table-cell office:value-type="string">
            <text:p>Plastic</text:p>
          </table:table-cell>
          <table:table-cell office:value-type="string">
            <text:p>Tillverkat av högkvalitativ plastmaterial. Hårt och hållbart. </text:p>
          </table:table-cell>
        </table:table-row>
        <table:table-row table:style-name="ro5">
          <table:table-cell office:value-type="string">
            <text:p>Plastic</text:p>
          </table:table-cell>
          <table:table-cell office:value-type="string">
            <text:p>Tillverkat av plast. Lätt och hållbart.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3">01/03/2023</text:date>, <text:time>11:2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date>2023-01-03T11:22:37</dc:date>
    <meta:editing-duration>PT40S</meta:editing-duration>
    <meta:editing-cycles>2</meta:editing-cycles>
    <meta:document-statistic meta:table-count="2" meta:cell-count="56" meta:object-count="0"/>
    <meta:user-defined meta:name=""/>
  </office:meta>
</office:document-meta>
</file>